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93f3" officeooo:paragraph-rsid="000b93f3"/>
    </style:style>
    <style:style style:name="P2" style:family="paragraph" style:parent-style-name="Standard">
      <style:text-properties officeooo:rsid="000bd260" officeooo:paragraph-rsid="000bd260"/>
    </style:style>
    <style:style style:name="P3" style:family="paragraph" style:parent-style-name="Standard">
      <style:text-properties officeooo:rsid="000d7c2c" officeooo:paragraph-rsid="000d7c2c"/>
    </style:style>
    <style:style style:name="P4" style:family="paragraph" style:parent-style-name="Standard">
      <style:text-properties officeooo:rsid="000e70f5" officeooo:paragraph-rsid="000e70f5"/>
    </style:style>
    <style:style style:name="P5" style:family="paragraph" style:parent-style-name="Standard">
      <style:text-properties officeooo:rsid="000eb3b0" officeooo:paragraph-rsid="000eb3b0"/>
    </style:style>
    <style:style style:name="P6" style:family="paragraph" style:parent-style-name="Standard">
      <style:text-properties officeooo:rsid="000ef7ff" officeooo:paragraph-rsid="000ef7ff"/>
    </style:style>
    <style:style style:name="P7" style:family="paragraph" style:parent-style-name="Standard">
      <style:text-properties officeooo:rsid="0010d402" officeooo:paragraph-rsid="0010d402"/>
    </style:style>
    <style:style style:name="P8" style:family="paragraph" style:parent-style-name="Standard">
      <style:text-properties officeooo:rsid="00128506" officeooo:paragraph-rsid="00128506"/>
    </style:style>
    <style:style style:name="P9" style:family="paragraph" style:parent-style-name="Standard">
      <style:paragraph-properties fo:break-before="page"/>
      <style:text-properties officeooo:rsid="000d7c2c" officeooo:paragraph-rsid="000d7c2c"/>
    </style:style>
    <style:style style:name="P10" style:family="paragraph" style:parent-style-name="Standard">
      <style:paragraph-properties fo:break-before="page"/>
      <style:text-properties officeooo:rsid="000e70f5" officeooo:paragraph-rsid="000e70f5"/>
    </style:style>
    <style:style style:name="P11" style:family="paragraph" style:parent-style-name="Standard">
      <style:paragraph-properties fo:break-before="page"/>
      <style:text-properties officeooo:rsid="000eb3b0" officeooo:paragraph-rsid="000eb3b0"/>
    </style:style>
    <style:style style:name="P12" style:family="paragraph" style:parent-style-name="Standard">
      <style:paragraph-properties fo:break-before="page"/>
      <style:text-properties officeooo:rsid="000ef7ff" officeooo:paragraph-rsid="000ef7ff"/>
    </style:style>
    <style:style style:name="P13" style:family="paragraph" style:parent-style-name="Standard">
      <style:paragraph-properties fo:break-before="page"/>
      <style:text-properties officeooo:rsid="0010d402" officeooo:paragraph-rsid="0010d402"/>
    </style:style>
    <style:style style:name="P14" style:family="paragraph" style:parent-style-name="Standard">
      <style:paragraph-properties fo:break-before="page"/>
      <style:text-properties officeooo:rsid="00128506" officeooo:paragraph-rsid="001285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U’s ECOS Commands</text:p>
      <text:p text:style-name="P1"/>
      <text:p text:style-name="P2">help()</text:p>
      <text:p text:style-name="P2"># Online help for the ECoSNet 0.5 implementation of your ECoS2 4.2.0</text:p>
      <text:p text:style-name="P2">#</text:p>
      <text:p text:style-name="P2">#</text:p>
      <text:p text:style-name="P2"># About help:</text:p>
      <text:p text:style-name="P2"># <text:s text:c="4"/>help()</text:p>
      <text:p text:style-name="P2"># <text:s text:c="8"/>This help.</text:p>
      <text:p text:style-name="P2"># <text:s text:c="4"/>help(intro)</text:p>
      <text:p text:style-name="P2"># <text:s text:c="8"/>Introduction to the ECoSNet interface.</text:p>
      <text:p text:style-name="P2"># <text:s text:c="4"/>help(basic)</text:p>
      <text:p text:style-name="P2"># <text:s text:c="8"/>Basic ECoSNet protocol description.</text:p>
      <text:p text:style-name="P2"># <text:s text:c="4"/>help(syntax)</text:p>
      <text:p text:style-name="P2"># <text:s text:c="8"/>Description of the syntax of ECoSNet.</text:p>
      <text:p text:style-name="P2"># <text:s text:c="4"/>help(command)</text:p>
      <text:p text:style-name="P2"># <text:s text:c="8"/>Short explanations of the available commands.</text:p>
      <text:p text:style-name="P2"># <text:s text:c="4"/>help(error)</text:p>
      <text:p text:style-name="P2"># <text:s text:c="8"/>List of implemented errors.</text:p>
      <text:p text:style-name="P2"># <text:s text:c="4"/>help(&lt;object&gt;, [&lt;command&gt;, [&lt;option&gt;]])</text:p>
      <text:p text:style-name="P2"># <text:s text:c="8"/>Further help to a specific topic.</text:p>
      <text:p text:style-name="P2">#</text:p>
      <text:p text:style-name="P2">#</text:p>
      <text:p text:style-name="P2"># <text:s text:c="4"/>As a general advice, if something seems ambiguous, just give it a try.</text:p>
      <text:p text:style-name="P2"># <text:s text:c="4"/>Most things will be obvious afterward.</text:p>
      <text:p text:style-name="P2">#</text:p>
      <text:p text:style-name="P2">#</text:p>
      <text:p text:style-name="P2"># <text:s text:c="4"/>Please visit our website www.esu.eu</text:p>
      <text:p text:style-name="P2"># <text:s text:c="4"/>See also there for the licence condition of this specification</text:p>
      <text:p text:style-name="P2">#</text:p>
      <text:p text:style-name="P2">#</text:p>
      <text:p text:style-name="P2"># Implemented objectclasses:</text:p>
      <text:p text:style-name="P2"># <text:s text:c="4"/>model</text:p>
      <text:p text:style-name="P2"># <text:s text:c="4"/>programmingtrack</text:p>
      <text:p text:style-name="P2"># <text:s text:c="4"/>loco-manager</text:p>
      <text:p text:style-name="P2"># <text:s text:c="4"/>accessory-manager</text:p>
      <text:p text:style-name="P2"># <text:s text:c="4"/>interface-manager</text:p>
      <text:p text:style-name="P2"># <text:s text:c="4"/>feedback-manager</text:p>
      <text:p text:style-name="P2"># <text:s text:c="4"/>booster-manager</text:p>
      <text:p text:style-name="P2"># <text:s text:c="4"/>accessorylayout-manager</text:p>
      <text:p text:style-name="P2"># <text:s text:c="4"/>locoimage-manager</text:p>
      <text:p text:style-name="P2"># <text:s text:c="4"/>loco</text:p>
      <text:p text:style-name="P2"># <text:s text:c="4"/>loco-multi</text:p>
      <text:p text:style-name="P2"># <text:s text:c="4"/>accessory</text:p>
      <text:p text:style-name="P2"># <text:s text:c="4"/>route</text:p>
      <text:p text:style-name="P2"># <text:s text:c="4"/>turntable</text:p>
      <text:p text:style-name="P2"># <text:s text:c="4"/>feedback-module</text:p>
      <text:p text:style-name="P2"># <text:s text:c="4"/>booster</text:p>
      <text:p text:style-name="P2"># <text:s text:c="4"/>wifi-interface</text:p>
      <text:p text:style-name="P9">help(intro)</text:p>
      <text:p text:style-name="P3"># Introduction to ECoSNet:</text:p>
      <text:p text:style-name="P3"># <text:s text:c="4"/>The command station has a model, which is kind of a database. The</text:p>
      <text:p text:style-name="P3"># <text:s text:c="4"/>entities in the model are called objects. Objects are identified by a</text:p>
      <text:p text:style-name="P3"># <text:s text:c="4"/>16-bit object id. Objects have attributes, which contain the object</text:p>
      <text:p text:style-name="P3"># <text:s text:c="4"/>state. Array attributes are attributes with more than one value, eg.</text:p>
      <text:p text:style-name="P3"># <text:s text:c="4"/>function state of a loco. A key or index is needed to select the value</text:p>
      <text:p text:style-name="P3"># <text:s text:c="4"/>of an array attribute. Every object has a object class, which specifies</text:p>
      <text:p text:style-name="P3"># <text:s text:c="4"/>its attribute set. An object can't change its class after creation.</text:p>
      <text:p text:style-name="P3">#</text:p>
      <text:p text:style-name="P3"># <text:s text:c="4"/>To change the behavior of the command station and hence the layout,</text:p>
      <text:p text:style-name="P3"># <text:s text:c="4"/>attributes of objects have to be modified.</text:p>
      <text:p text:style-name="P3">#</text:p>
      <text:p text:style-name="P3"># <text:s text:c="4"/>Participants can have a view on an object. If an attribute of an object</text:p>
      <text:p text:style-name="P3"># <text:s text:c="4"/>changes, all viewers get an view update event with the new value of the</text:p>
      <text:p text:style-name="P3"># <text:s text:c="4"/>attribute. This kind of updating is prefered over polling.</text:p>
      <text:p text:style-name="P3">#</text:p>
      <text:p text:style-name="P3"># <text:s text:c="4"/>To lock an object against changes from other participants you can obtain</text:p>
      <text:p text:style-name="P3"># <text:s text:c="4"/>a control on an object. Controls are exclusive, eg. nobody can have</text:p>
      <text:p text:style-name="P3"># <text:s text:c="4"/>another control on the same object. Controls can be removed by the</text:p>
      <text:p text:style-name="P3"># <text:s text:c="4"/>model. Controller don't get view update events for changes they have</text:p>
      <text:p text:style-name="P3"># <text:s text:c="4"/>done themselves. It is implementation specific, if you get view update</text:p>
      <text:p text:style-name="P3"># <text:s text:c="4"/>events for doing changes without having a control.</text:p>
      <text:p text:style-name="P3">#</text:p>
      <text:p text:style-name="P3"># <text:s text:c="4"/>Never ever make any assumptions on how the command station handles</text:p>
      <text:p text:style-name="P3"># <text:s text:c="4"/>things. There is a model with objects, attributes, views, controls and</text:p>
      <text:p text:style-name="P3"># <text:s text:c="4"/>update events, and this specification on how to communicate with the</text:p>
      <text:p text:style-name="P3"># <text:s text:c="4"/>model, nothing more. Like the model updates viewers on the pc-interface,</text:p>
      <text:p text:style-name="P3"># <text:s text:c="4"/>it will change the environment, eg. layout, according to the changes in</text:p>
      <text:p text:style-name="P3"># <text:s text:c="4"/>the model. How this is done is completely implementation specific by the</text:p>
      <text:p text:style-name="P3"># <text:s text:c="4"/>command station.</text:p>
      <text:p text:style-name="P3">#</text:p>
      <text:p text:style-name="P3"># Network specification:</text:p>
      <text:p text:style-name="P3"># <text:s text:c="4"/>TCP 15471, there is a limit of connections. Different connections to the</text:p>
      <text:p text:style-name="P3"># <text:s text:c="4"/>command station are isolated against each other, except that they work</text:p>
      <text:p text:style-name="P3"># <text:s text:c="4"/>on the same model. The command station implements a server, pcs and</text:p>
      <text:p text:style-name="P3"># <text:s text:c="4"/>smartphones are clients.</text:p>
      <text:p text:style-name="P3">#</text:p>
      <text:p text:style-name="P3"># Special option types:</text:p>
      <text:p text:style-name="P3"># <text:s text:c="4"/>Boolean options and attributes can be set without parameter. To reset</text:p>
      <text:p text:style-name="P3"># <text:s text:c="4"/>them 0 as parameter has to be used. 0 meaning false, disable or off.</text:p>
      <text:p text:style-name="P3"># <text:s text:c="4"/>1 meaning true, enable or on. Be aware, that some options have a negated</text:p>
      <text:p text:style-name="P3"># <text:s text:c="4"/>meaning. Boolean options/attributes defaults to 0 (false).</text:p>
      <text:p text:style-name="P3">#</text:p>
      <text:p text:style-name="P3"># <text:s text:c="4"/>Local attributes are not bound to an global model object, but are bound</text:p>
      <text:p text:style-name="P3"># <text:s text:c="4"/>to the pc interface connection.</text:p>
      <text:p text:style-name="P10">help(basic)</text:p>
      <text:p text:style-name="P4"># Basic protocol description:</text:p>
      <text:p text:style-name="P4"># <text:s text:c="4"/>The protocol is ASCII and line oriented. The protocol is case sensitive.</text:p>
      <text:p text:style-name="P4"># <text:s text:c="4"/>All protocol elements outside strings are ASCII7. ASCII32 is the only</text:p>
      <text:p text:style-name="P4"># <text:s text:c="4"/>valid whitespace character. All ASCII characters less than 32 are control</text:p>
      <text:p text:style-name="P4"># <text:s text:c="4"/>characters, there are no other control characters. ECoS2 finishes a line</text:p>
      <text:p text:style-name="P4"># <text:s text:c="4"/>with CR NL, but also accepts NL CR, NL or CR. No additional control</text:p>
      <text:p text:style-name="P4"># <text:s text:c="4"/>characters are allowed. Empty lines, eg. lines with only whitespaces,</text:p>
      <text:p text:style-name="P4"># <text:s text:c="4"/>have to be ignored. Elements can be seperated by zero or more</text:p>
      <text:p text:style-name="P4"># <text:s text:c="4"/>whitespaces. There could be leading or trailing whitespaces on a line.</text:p>
      <text:p text:style-name="P4">#</text:p>
      <text:p text:style-name="P4"># <text:s text:c="4"/>Strings are limited by double quotes ("). Strings are represented in</text:p>
      <text:p text:style-name="P4"># <text:s text:c="4"/>UTF-8. Control characters and double quotes have to be escaped.</text:p>
      <text:p text:style-name="P4"># <text:s text:c="4"/>Double quotes could be escaped by double quotes (""). Every character can</text:p>
      <text:p text:style-name="P4"># <text:s text:c="4"/>be escaped by double quote, unicodevalue in decimal without leading</text:p>
      <text:p text:style-name="P4"># <text:s text:c="4"/>zeros, double quote, eg. ("10") for NL. No additional whitespaces inside</text:p>
      <text:p text:style-name="P4"># <text:s text:c="4"/>escaping are allowed. If a string terminating double quote is followed by</text:p>
      <text:p text:style-name="P4"># <text:s text:c="4"/>a double quote or a decimal digit, a whitespace must be inserted.</text:p>
      <text:p text:style-name="P4"># <text:s text:c="4"/>Whitespaces inside strings have to be preserved.</text:p>
      <text:p text:style-name="P4">#</text:p>
      <text:p text:style-name="P4"># <text:s text:c="4"/>Integers are printed in decimal, although ECoS accepts 0xh..h as</text:p>
      <text:p text:style-name="P4"># <text:s text:c="4"/>hexadecimal and 0o..o as octal (so no leading zeros for decimals).</text:p>
      <text:p text:style-name="P4">#</text:p>
      <text:p text:style-name="P4"># <text:s text:c="4"/>Not every protocol element, object or attribute has to be implemented on</text:p>
      <text:p text:style-name="P4"># <text:s text:c="4"/>the command station, but it will send proper error messages. Unknown or</text:p>
      <text:p text:style-name="P4"># <text:s text:c="4"/>wrong data should be ignored, and if possible continue communication on</text:p>
      <text:p text:style-name="P4"># <text:s text:c="4"/>the next line.</text:p>
      <text:p text:style-name="P4">#</text:p>
      <text:p text:style-name="P4"># <text:s text:c="4"/>There are 3 types of packets: requests, replies and events.</text:p>
      <text:p text:style-name="P4"># <text:s text:c="4"/>Also there could be comments and empty lines, which should be ignored,</text:p>
      <text:p text:style-name="P4"># <text:s text:c="4"/>and special test and help packets. Comments shouldn't be in release</text:p>
      <text:p text:style-name="P4"># <text:s text:c="4"/>versions of software, but the parser still must be able to parse and</text:p>
      <text:p text:style-name="P4"># <text:s text:c="4"/>ignore them.</text:p>
      <text:p text:style-name="P4"># <text:s text:c="4"/>The pc sends requests to the ECoS, the ECoS answeres with a reply.</text:p>
      <text:p text:style-name="P4"># <text:s text:c="4"/>Replies are in order to the requests.</text:p>
      <text:p text:style-name="P4"># <text:s text:c="4"/>The ECoS can send view update events to the pc. Events must not be in</text:p>
      <text:p text:style-name="P4"># <text:s text:c="4"/>order to events from other objects or replies, but they must be in order</text:p>
      <text:p text:style-name="P4"># <text:s text:c="4"/>to events from the same object.</text:p>
      <text:p text:style-name="P4"># <text:s text:c="4"/>Events or replies are never confirmed by the pc.</text:p>
      <text:p text:style-name="P4"># <text:s text:c="4"/>There is a limit on total packet size. This limit is large enough for all</text:p>
      <text:p text:style-name="P4"># <text:s text:c="4"/>normal operation, but be aware, that some requests can generate very</text:p>
      <text:p text:style-name="P4"># <text:s text:c="4"/>large replies, thus resulting in size errors.</text:p>
      <text:p text:style-name="P11">help(syntax)</text:p>
      <text:p text:style-name="P5"># Syntax:</text:p>
      <text:p text:style-name="P5"># <text:s text:c="4"/>In the following documentation whitespaces are for clarity only, there</text:p>
      <text:p text:style-name="P5"># <text:s text:c="4"/>can be zero or more whitespaces.</text:p>
      <text:p text:style-name="P5">#</text:p>
      <text:p text:style-name="P5"># <text:s text:c="4"/>NL</text:p>
      <text:p text:style-name="P5"># <text:s text:c="8"/>New line (ASCII10).</text:p>
      <text:p text:style-name="P5"># <text:s text:c="4"/>CR</text:p>
      <text:p text:style-name="P5"># <text:s text:c="8"/>Carriage return (ASCII13).</text:p>
      <text:p text:style-name="P5"># <text:s text:c="4"/>&lt;[&gt; &lt;]&gt; &lt;(&gt; &lt;)&gt; &lt;"&gt; &lt;-&gt; &lt;_&gt; &lt;,&gt;</text:p>
      <text:p text:style-name="P5"># <text:s text:c="8"/>The corresponding character as literal.</text:p>
      <text:p text:style-name="P5"># <text:s text:c="4"/>[ &lt;text&gt; ]</text:p>
      <text:p text:style-name="P5"># <text:s text:c="8"/>&lt;text&gt; is optional.</text:p>
      <text:p text:style-name="P5"># <text:s text:c="4"/>[ &lt;text&gt; ]+</text:p>
      <text:p text:style-name="P5"># <text:s text:c="8"/>&lt;text&gt; can be one or multiple times.</text:p>
      <text:p text:style-name="P5"># <text:s text:c="4"/>[ &lt;text&gt; ]*</text:p>
      <text:p text:style-name="P5"># <text:s text:c="8"/>&lt;text&gt; can be zero, one or multiple times.</text:p>
      <text:p text:style-name="P5"># <text:s text:c="4"/>( &lt;text&gt; )</text:p>
      <text:p text:style-name="P5"># <text:s text:c="8"/>Grouping of &lt;text&gt;.</text:p>
      <text:p text:style-name="P5"># <text:s text:c="4"/>&lt;text a&gt; | ... | &lt;text n&gt;</text:p>
      <text:p text:style-name="P5"># <text:s text:c="8"/>&lt;text a&gt; or ... or &lt;text n&gt;. There must be exact one.</text:p>
      <text:p text:style-name="P5"># <text:s text:c="8"/>To avoid ambiguity grouping with '(' and ')' will be used.</text:p>
      <text:p text:style-name="P5"># <text:s text:c="4"/>&lt;ws&gt;</text:p>
      <text:p text:style-name="P5"># <text:s text:c="8"/>One or more whitespaces (ASCII32).</text:p>
      <text:p text:style-name="P5"># <text:s text:c="4"/>&lt;oid&gt;</text:p>
      <text:p text:style-name="P5"># <text:s text:c="8"/>Object id as 16 bit decimal integer.</text:p>
      <text:p text:style-name="P5"># <text:s text:c="4"/>&lt;cmd&gt;</text:p>
      <text:p text:style-name="P5"># <text:s text:c="8"/>Command, see below. Alphanumeric with &lt;_&gt; and &lt;-&gt;</text:p>
      <text:p text:style-name="P5"># <text:s text:c="4"/>&lt;option&gt;</text:p>
      <text:p text:style-name="P5"># <text:s text:c="8"/>Option, see below. Alphanumeric with &lt;_&gt; and ↔</text:p>
      <text:p text:style-name="P5"># <text:s text:c="4"/>&lt;value&gt;</text:p>
      <text:p text:style-name="P5"># <text:s text:c="8"/>Can be a integer, a string, a keyword or anything else as</text:p>
      <text:p text:style-name="P5"># <text:s text:c="8"/>described for the parameter of the option. There will be no &lt;,&gt;,</text:p>
      <text:p text:style-name="P5"># <text:s text:c="8"/>&lt;"&gt;, &lt;[&gt; or &lt;]&gt; in a value, except the value solely consists of</text:p>
      <text:p text:style-name="P5"># <text:s text:c="8"/>a string.</text:p>
      <text:p text:style-name="P5"># <text:s text:c="4"/>&lt;errno&gt;</text:p>
      <text:p text:style-name="P5"># <text:s text:c="8"/>Error number as integer.</text:p>
      <text:p text:style-name="P5"># <text:s text:c="4"/>&lt;errmsg&gt;</text:p>
      <text:p text:style-name="P5"># <text:s text:c="8"/>Error message (unquoted). Implementation specific. There will be no</text:p>
      <text:p text:style-name="P5"># <text:s text:c="8"/>&lt;(&gt; or &lt;)&gt; in an errmsg. Since this is no string, it must solely</text:p>
      <text:p text:style-name="P5"># <text:s text:c="8"/>consists of ASCII7 characters without control characters and without</text:p>
      <text:p text:style-name="P5"># <text:s text:c="8"/>&lt;(&gt; and &lt;)&gt;.</text:p>
      <text:p text:style-name="P5"># <text:s text:c="4"/>&lt;commenttext&gt;</text:p>
      <text:p text:style-name="P5"># <text:s text:c="8"/>Comment as text, should be ignored by parser. This is not a string,</text:p>
      <text:p text:style-name="P5"># <text:s text:c="8"/>but can be in UTF-8 without control characters and without escaping.</text:p>
      <text:p text:style-name="P5"># <text:s text:c="4"/>&lt;le&gt;</text:p>
      <text:p text:style-name="P5"># <text:s text:c="8"/>Line end, eg. CR or NL.</text:p>
      <text:p text:style-name="P5">#</text:p>
      <text:p text:style-name="P5"># <text:s text:c="4"/>&lt;parameter&gt;</text:p>
      <text:p text:style-name="P5"># <text:s text:c="8"/>&lt;[&gt; [ &lt;value&gt; [ , &lt;value&gt; ]* ] &lt;]&gt;</text:p>
      <text:p text:style-name="P5"># <text:s text:c="8"/>The order of values is relevant.</text:p>
      <text:p text:style-name="P5"># <text:s text:c="4"/>&lt;argument&gt;</text:p>
      <text:p text:style-name="P5"><text:soft-page-break/># <text:s text:c="8"/>&lt;option&gt; [ &lt;parameter&gt; ]</text:p>
      <text:p text:style-name="P5"># <text:s text:c="4"/>&lt;argumentlist&gt;</text:p>
      <text:p text:style-name="P5"># <text:s text:c="8"/>&lt;argument&gt; [ , &lt;argument&gt; ]*</text:p>
      <text:p text:style-name="P5"># <text:s text:c="8"/>In an argument list, at least 10 arguments must be supported.</text:p>
      <text:p text:style-name="P5"># <text:s text:c="8"/>The order of the arguments is not relevant</text:p>
      <text:p text:style-name="P5"># <text:s text:c="4"/>&lt;listentry&gt;</text:p>
      <text:p text:style-name="P5"># <text:s text:c="8"/>&lt;oid&gt; [ &lt;ws&gt; &lt;argument&gt; ]* CR NL</text:p>
      <text:p text:style-name="P5"># <text:s text:c="8"/>Multiple arguments are only used for replies of queryObjects</text:p>
      <text:p text:style-name="P5"># <text:s text:c="8"/>commands.</text:p>
      <text:p text:style-name="P5">#</text:p>
      <text:p text:style-name="P5"># <text:s text:c="4"/>&lt;comment&gt;</text:p>
      <text:p text:style-name="P5"># <text:s text:c="8"/># &lt;commenttext&gt; &lt;le&gt;</text:p>
      <text:p text:style-name="P5"># <text:s text:c="8"/>Comment. Must be ignored. Must not be inside a packet.</text:p>
      <text:p text:style-name="P5"># <text:s text:c="8"/>Command station will send comments terminating with CR CL.</text:p>
      <text:p text:style-name="P5"># <text:s text:c="4"/>&lt;help&gt;</text:p>
      <text:p text:style-name="P5"># <text:s text:c="8"/>help &lt;(&gt; [ &lt;helpspec&gt; ] &lt;)&gt; &lt;le&gt;</text:p>
      <text:p text:style-name="P5"># <text:s text:c="8"/>The help packet generates a help answere. All answeres generated by</text:p>
      <text:p text:style-name="P5"># <text:s text:c="8"/>a help packet will be a valid comment. Its possible for a command</text:p>
      <text:p text:style-name="P5"># <text:s text:c="8"/>station to accept help packets without trailing &lt;le&gt;, but this is not</text:p>
      <text:p text:style-name="P5"># <text:s text:c="8"/>recommended. The help packet is not a request, as it neither<text:line-break/># <text:s text:c="8"/>fullfills the syntactical requirements, nor does it normally generate</text:p>
      <text:p text:style-name="P5"># <text:s text:c="8"/>a reply, although it can generate a reply on error. The syntax of the</text:p>
      <text:p text:style-name="P5"># <text:s text:c="8"/>help packet and the generated answere is completely implementation</text:p>
      <text:p text:style-name="P5"># <text:s text:c="8"/>specific, so consult help() for help about help.</text:p>
      <text:p text:style-name="P5"># <text:s text:c="4"/>&lt;test&gt;</text:p>
      <text:p text:style-name="P5"># <text:s text:c="8"/>test &lt;(&gt; &lt;teststr&gt; [ , nocrnl ] &lt;)&gt; &lt;le&gt;</text:p>
      <text:p text:style-name="P5"># <text:s text:c="8"/>Test string send to command station. The string in &lt;teststr&gt; will be</text:p>
      <text:p text:style-name="P5"># <text:s text:c="8"/>replied unquoted and unescaped. Without the option nocrnl the command</text:p>
      <text:p text:style-name="P5"># <text:s text:c="8"/>station will add a trailing CR NL. It's possible for a command station</text:p>
      <text:p text:style-name="P5"># <text:s text:c="8"/>to accept tests without trailing &lt;le&gt;, but this is not recommended.</text:p>
      <text:p text:style-name="P5"># <text:s text:c="8"/>The test packet is not a request, as it neither fullfills the</text:p>
      <text:p text:style-name="P5"># <text:s text:c="8"/>syntactical requirements, nor does it normally generate a reply,</text:p>
      <text:p text:style-name="P5"># <text:s text:c="8"/>although it can generate a reply on error.</text:p>
      <text:p text:style-name="P5"># <text:s text:c="4"/>&lt;request&gt;</text:p>
      <text:p text:style-name="P5"># <text:s text:c="8"/>&lt;cmd&gt; &lt;(&gt; &lt;oid&gt; [ , &lt;argumentlist&gt; ] &lt;)&gt; &lt;le&gt;</text:p>
      <text:p text:style-name="P5"># <text:s text:c="8"/>Request send to command station. The command station will answere</text:p>
      <text:p text:style-name="P5"># <text:s text:c="8"/>with a reply. Its possible for a command station to accept requests</text:p>
      <text:p text:style-name="P5"># <text:s text:c="8"/>without trailing &lt;le&gt;, but this is not recommended and should be</text:p>
      <text:p text:style-name="P5"># <text:s text:c="8"/>acknowledged with a warning. Although up to now all requests need an</text:p>
      <text:p text:style-name="P5"># <text:s text:c="8"/>&lt;oid&gt; as a mandatory first argument, formally all arguments of a</text:p>
      <text:p text:style-name="P5"># <text:s text:c="8"/>request are an optional &lt;argumentlist&gt;, eg. there could be no</text:p>
      <text:p text:style-name="P5"># <text:s text:c="8"/>arguments or a non integer first argument.</text:p>
      <text:p text:style-name="P5"># <text:s text:c="4"/>&lt;reply&gt;</text:p>
      <text:p text:style-name="P5"># <text:s text:c="8"/>&lt; REPLY &lt;ws&gt; ( &lt;cmd&gt; &lt;(&gt; &lt;oid&gt; [ , &lt;argumentlist&gt; ] &lt;)&gt; ) | &lt;?&gt; &gt; CR</text:p>
      <text:p text:style-name="P5"># <text:s text:c="8"/>NL [ &lt;listentry&gt; ]* &lt; END &lt;ws&gt; &lt;errno&gt; &lt;ws&gt; &lt;(&gt; &lt;errmsg&gt; &lt;)&gt; &gt; CR NL</text:p>
      <text:p text:style-name="P5"># <text:s text:c="8"/>Reply from the command station to a request. The request repetition</text:p>
      <text:p text:style-name="P5"># <text:s text:c="8"/>is at the moment a plaintext copy of the request, stripped of leading</text:p>
      <text:p text:style-name="P5"># <text:s text:c="8"/>and trailing whitespaces. It has yet to be decided, if the request</text:p>
      <text:p text:style-name="P5"># <text:s text:c="8"/>repetition could be reformated and reordered. In this case the</text:p>
      <text:p text:style-name="P5"># <text:s text:c="8"/>request repetition will not have more errors than the request and</text:p>
      <text:p text:style-name="P5"># <text:s text:c="8"/>the request repetition will not be semantically changed. Formally the</text:p>
      <text:p text:style-name="P5"># <text:s text:c="8"/>arguments for the command in the request repetition are an optional</text:p>
      <text:p text:style-name="P5"><text:soft-page-break/># <text:s text:c="8"/>&lt;argumentlist&gt;, see also above in request. The command station can</text:p>
      <text:p text:style-name="P5"># <text:s text:c="8"/>replace the request repetition by a single &lt;?&gt;, if it can't generate</text:p>
      <text:p text:style-name="P5"># <text:s text:c="8"/>a valid request repetition. This must result in an error,</text:p>
      <text:p text:style-name="P5"># <text:s text:c="8"/>eg. errno != 0. The order of listentrys is arbitrary.</text:p>
      <text:p text:style-name="P5"># <text:s text:c="4"/>&lt;event&gt;</text:p>
      <text:p text:style-name="P5"># <text:s text:c="8"/>&lt; EVENT &lt;ws&gt; &lt;oid&gt; &gt; CR NL [ &lt;listentry&gt; ]+ &lt; END &lt;ws&gt; &lt;errno&gt; &lt;ws&gt;</text:p>
      <text:p text:style-name="P5"># <text:s text:c="8"/>&lt;(&gt; &lt;errmsg&gt; &lt;)&gt; &gt; CR NL</text:p>
      <text:p text:style-name="P5"># <text:s text:c="8"/>Events can be generated by the command station as a result of a view.</text:p>
      <text:p text:style-name="P5"># <text:s text:c="8"/>The order of listentrys is arbitrary.</text:p>
      <text:p text:style-name="P12">help(command)</text:p>
      <text:p text:style-name="P6"># Other lines:</text:p>
      <text:p text:style-name="P6"># <text:s text:c="5"/>Lines only containing whitespaces (ASCII32) (empty lines) and lines</text:p>
      <text:p text:style-name="P6"># <text:s text:c="5"/>starting with '#' (comments) are ignored by the command station and</text:p>
      <text:p text:style-name="P6"># <text:s text:c="5"/>will result in no reply.</text:p>
      <text:p text:style-name="P6">#</text:p>
      <text:p text:style-name="P6"># Commands, which are not requests:</text:p>
      <text:p text:style-name="P6"># <text:s text:c="4"/>help</text:p>
      <text:p text:style-name="P6"># <text:s text:c="8"/>The help will generates a help answere. All answeres generated by a</text:p>
      <text:p text:style-name="P6"># <text:s text:c="8"/>help command will be a valid comment. The help packet is not a</text:p>
      <text:p text:style-name="P6"># <text:s text:c="8"/>request, as it neither fullfills the syntactical requirements, nor</text:p>
      <text:p text:style-name="P6"># <text:s text:c="8"/>does it normally generate a reply, although it can generate a reply</text:p>
      <text:p text:style-name="P6"># <text:s text:c="8"/>on error. The syntax of the help packet and the generated answere is</text:p>
      <text:p text:style-name="P6"># <text:s text:c="8"/>completely implementation specific, so consult help() for help about</text:p>
      <text:p text:style-name="P6"># <text:s text:c="8"/>help. In contrast to the test packet, which is well defined, the</text:p>
      <text:p text:style-name="P6"># <text:s text:c="8"/>implementation of the help packet can violate anything in the</text:p>
      <text:p text:style-name="P6"># <text:s text:c="8"/>rest of the specification. Shouldn't be used in a release version.</text:p>
      <text:p text:style-name="P6"># <text:s text:c="4"/>test</text:p>
      <text:p text:style-name="P6"># <text:s text:c="8"/>The command station will reply the supplied teststring unquoted and</text:p>
      <text:p text:style-name="P6"># <text:s text:c="8"/>unescaped. Without the option nocrnl the command station will add a</text:p>
      <text:p text:style-name="P6"># <text:s text:c="8"/>trailing CR NL. The test packet is not a request, as it neither</text:p>
      <text:p text:style-name="P6"># <text:s text:c="8"/>fullfills the syntactical requirements, nor does it normally generate</text:p>
      <text:p text:style-name="P6"># <text:s text:c="8"/>a reply, although it can generate a reply on error. Shouldn't be used</text:p>
      <text:p text:style-name="P6"># <text:s text:c="8"/>in a release version.</text:p>
      <text:p text:style-name="P6">#</text:p>
      <text:p text:style-name="P6"># Commands, which are requests:</text:p>
      <text:p text:style-name="P6"># <text:s text:c="4"/>set</text:p>
      <text:p text:style-name="P6"># <text:s text:c="8"/>Set the value of an attribute in the object. You sometimes need a</text:p>
      <text:p text:style-name="P6"># <text:s text:c="8"/>control to do this. You can set more than one value with one set</text:p>
      <text:p text:style-name="P6"># <text:s text:c="8"/>command. Attributes are specified as option with their value as</text:p>
      <text:p text:style-name="P6"># <text:s text:c="8"/>parameter.</text:p>
      <text:p text:style-name="P6"># <text:s text:c="8"/>Example: set(1000, speed[120]) for setting the speed of a loco.</text:p>
      <text:p text:style-name="P6"># <text:s text:c="8"/>Array attributes need an index, which value should be set.</text:p>
      <text:p text:style-name="P6"># <text:s text:c="8"/>Example: set(1000, func[0, 1] for putting on the light of a loco on</text:p>
      <text:p text:style-name="P6"># <text:s text:c="8"/>F0/FL.</text:p>
      <text:p text:style-name="P6"># <text:s text:c="8"/>It is possible to get returned the actual values of the attributes</text:p>
      <text:p text:style-name="P6"># <text:s text:c="8"/>to be set, especially if an error occures.</text:p>
      <text:p text:style-name="P6"># <text:s text:c="4"/>get</text:p>
      <text:p text:style-name="P6"># <text:s text:c="8"/>Get the value of an attribute from the object. Should be better</text:p>
      <text:p text:style-name="P6"># <text:s text:c="8"/>automatically done by view updates. You can get more than one value</text:p>
      <text:p text:style-name="P6"># <text:s text:c="8"/>in one get.</text:p>
      <text:p text:style-name="P6"># <text:s text:c="8"/>Attributes are specified as option and are returned as option with</text:p>
      <text:p text:style-name="P6"># <text:s text:c="8"/>their values as parameter. Some metaattributes are only viewable, but</text:p>
      <text:p text:style-name="P6"># <text:s text:c="8"/>have no own value, so they return only the attribute as option without</text:p>
      <text:p text:style-name="P6"># <text:s text:c="8"/>parameter/braces. Array attributes are specified as option</text:p>
      <text:p text:style-name="P6"># <text:s text:c="8"/>with the index as parameter and are returned as option with the index</text:p>
      <text:p text:style-name="P6"># <text:s text:c="8"/>as first parameter and its values as second and more parameter.</text:p>
      <text:p text:style-name="P6"># <text:s text:c="8"/>If you don't specify an option indicating the value of an attribute</text:p>
      <text:p text:style-name="P6"># <text:s text:c="8"/>to be returned, all available values of attributes are returned.</text:p>
      <text:p text:style-name="P6"># <text:s text:c="8"/>This can generate large replies with unknown attributes and shouldn't</text:p>
      <text:p text:style-name="P6"># <text:s text:c="8"/>be used in release versions. In case of an array attribute, entries</text:p>
      <text:p text:style-name="P6"># <text:s text:c="8"/>will most likely be omitted without the attribute option. To get all</text:p>
      <text:p text:style-name="P6"><text:soft-page-break/># <text:s text:c="8"/>values of an array attribute, specify the array attribute as option</text:p>
      <text:p text:style-name="P6"># <text:s text:c="8"/>without parameters. This can generate really large replies, but this</text:p>
      <text:p text:style-name="P6"># <text:s text:c="8"/>is sometimes the easiest way to get all valid values if the range of</text:p>
      <text:p text:style-name="P6"># <text:s text:c="8"/>indices is unknown. If the reply gets to large, indices can be</text:p>
      <text:p text:style-name="P6"># <text:s text:c="8"/>omitted by the command station. Omitted indices will be indicated by</text:p>
      <text:p text:style-name="P6"># <text:s text:c="8"/>a &lt;attribute&gt; &lt;[&gt; ... &lt;]&gt; listentry. This will not result in an error.</text:p>
      <text:p text:style-name="P6"># <text:s text:c="4"/>create</text:p>
      <text:p text:style-name="P6"># <text:s text:c="8"/>Create an object. A newly created object is a private object until</text:p>
      <text:p text:style-name="P6"># <text:s text:c="8"/>made public with append. Only one private object can exist at a give</text:p>
      <text:p text:style-name="P6"># <text:s text:c="8"/>time. Objects have to be created at their manager object.</text:p>
      <text:p text:style-name="P6"># <text:s text:c="4"/>delete</text:p>
      <text:p text:style-name="P6"># <text:s text:c="8"/>Delete an object. You sometimes need a control to do this.</text:p>
      <text:p text:style-name="P6"># <text:s text:c="4"/>request</text:p>
      <text:p text:style-name="P6"># <text:s text:c="8"/>Request a view or control.</text:p>
      <text:p text:style-name="P6"># <text:s text:c="4"/>release</text:p>
      <text:p text:style-name="P6"># <text:s text:c="8"/>Release a view or control.</text:p>
      <text:p text:style-name="P6"># <text:s text:c="4"/>link</text:p>
      <text:p text:style-name="P6"># <text:s text:c="8"/>Add an object to a manager object.</text:p>
      <text:p text:style-name="P6"># <text:s text:c="4"/>unlink</text:p>
      <text:p text:style-name="P6"># <text:s text:c="8"/>Remove an object from a manager object.</text:p>
      <text:p text:style-name="P6"># <text:s text:c="4"/>queryObjects</text:p>
      <text:p text:style-name="P6"># <text:s text:c="8"/>Get a list of objects managed by this object.</text:p>
      <text:p text:style-name="P13">help(error)</text:p>
      <text:p text:style-name="P7"># Returncodes, errors and warnings:</text:p>
      <text:p text:style-name="P7"># <text:s text:c="4"/>The returncode 0 means ok and the command station has executed the</text:p>
      <text:p text:style-name="P7"># <text:s text:c="4"/>command. All other return codes mean error and the command station</text:p>
      <text:p text:style-name="P7"># <text:s text:c="4"/>hasn't executed the command at all.</text:p>
      <text:p text:style-name="P7"># <text:s text:c="4"/>If the returncode is 0, the errormessage can contain a warning.</text:p>
      <text:p text:style-name="P7"># <text:s text:c="4"/>If no warning is passed in the error message, the error message is OK.</text:p>
      <text:p text:style-name="P7">#</text:p>
      <text:p text:style-name="P7"># List of implemented returncodes/messages:</text:p>
      <text:p text:style-name="P7"># <text:s text:c="6"/>0 OK</text:p>
      <text:p text:style-name="P7"># <text:s text:c="6"/>0 OK, but no newline after packet</text:p>
      <text:p text:style-name="P7"># <text:s text:c="6"/>0 OK, but no attribute</text:p>
      <text:p text:style-name="P7"># <text:s text:c="6"/>0 OK, control not implemented and not needed</text:p>
      <text:p text:style-name="P7"># <text:s text:c="6"/>0 OK, but already have control</text:p>
      <text:p text:style-name="P7"># <text:s text:c="6"/>0 OK, but already free</text:p>
      <text:p text:style-name="P7"># <text:s text:c="6"/>0 OK, but not controller</text:p>
      <text:p text:style-name="P7"># <text:s text:c="6"/>0 OK, but no view changed</text:p>
      <text:p text:style-name="P7"># <text:s text:c="6"/>0 OK, but obsolete option at 0</text:p>
      <text:p text:style-name="P7"># <text:s text:c="6"/>0 OK, but obsolete attribute at 0</text:p>
      <text:p text:style-name="P7"># <text:s text:c="6"/>0 OK, but function not exists at 0</text:p>
      <text:p text:style-name="P7"># <text:s text:c="6"/>0 OK, but function not used at 0</text:p>
      <text:p text:style-name="P7"># <text:s text:c="6"/>0 OK, but string shortened at 0</text:p>
      <text:p text:style-name="P7"># <text:s text:c="6"/>0 OK, but wrong fallback at 0</text:p>
      <text:p text:style-name="P7"># <text:s text:c="6"/>0 OK, but no RailCom port at 0</text:p>
      <text:p text:style-name="P7"># <text:s text:c="6"/>0 OK, but index not used at 0</text:p>
      <text:p text:style-name="P7"># <text:s text:c="5"/>10 unknown command at 0</text:p>
      <text:p text:style-name="P7"># <text:s text:c="5"/>11 unknown option at 0</text:p>
      <text:p text:style-name="P7"># <text:s text:c="5"/>11 unknown objectclass at 0</text:p>
      <text:p text:style-name="P7"># <text:s text:c="5"/>11 invalid option at 0</text:p>
      <text:p text:style-name="P7"># <text:s text:c="5"/>11 size with other arguments</text:p>
      <text:p text:style-name="P7"># <text:s text:c="5"/>11 append contradicts discard</text:p>
      <text:p text:style-name="P7"># <text:s text:c="5"/>11 protocol/addr with other attributes</text:p>
      <text:p text:style-name="P7"># <text:s text:c="5"/>12 invalid parameter at 0</text:p>
      <text:p text:style-name="P7"># <text:s text:c="5"/>12 no data for switch at 0</text:p>
      <text:p text:style-name="P7"># <text:s text:c="5"/>12 contradicting parameters at 0</text:p>
      <text:p text:style-name="P7"># <text:s text:c="5"/>12 unknown parameter at 0</text:p>
      <text:p text:style-name="P7"># <text:s text:c="5"/>13 invalid character in string at 0</text:p>
      <text:p text:style-name="P7"># <text:s text:c="5"/>13 NULL in string at 0</text:p>
      <text:p text:style-name="P7"># <text:s text:c="5"/>15 unknown object at 0</text:p>
      <text:p text:style-name="P7"># <text:s text:c="5"/>18 internal error</text:p>
      <text:p text:style-name="P7"># <text:s text:c="5"/>18 internal error at 0</text:p>
      <text:p text:style-name="P7"># <text:s text:c="5"/>19 invalid character at 0</text:p>
      <text:p text:style-name="P7"># <text:s text:c="5"/>20 line to long, 0 bytes</text:p>
      <text:p text:style-name="P7"># <text:s text:c="5"/>20 to many arguments at 0</text:p>
      <text:p text:style-name="P7"># <text:s text:c="5"/>21 syntax error, '"' expected at 0</text:p>
      <text:p text:style-name="P7"># <text:s text:c="5"/>21 invalid ucs code at 0</text:p>
      <text:p text:style-name="P7"># <text:s text:c="5"/>21 syntax error at 0</text:p>
      <text:p text:style-name="P7"># <text:s text:c="5"/>21 empty parameterlist at 0</text:p>
      <text:p text:style-name="P7"># <text:s text:c="5"/>21 invalid utf-8 coding at 0</text:p>
      <text:p text:style-name="P7"># <text:s text:c="5"/>21 leading zero in decimal at 0</text:p>
      <text:p text:style-name="P7"># <text:s text:c="5"/>21 invalid character in integer at 0</text:p>
      <text:p text:style-name="P7"># <text:s text:c="5"/>21 integer out of range at 0</text:p>
      <text:p text:style-name="P7"><text:soft-page-break/># <text:s text:c="5"/>21 syntax error, '(' expected at 0</text:p>
      <text:p text:style-name="P7"># <text:s text:c="5"/>21 syntax error, ')' expected at 0</text:p>
      <text:p text:style-name="P7"># <text:s text:c="5"/>21 syntax error, ']' expected at 0</text:p>
      <text:p text:style-name="P7"># <text:s text:c="5"/>22 function not used at 0</text:p>
      <text:p text:style-name="P7"># <text:s text:c="5"/>22 invalid state at 0</text:p>
      <text:p text:style-name="P7"># <text:s text:c="5"/>22 read only attribute at 0</text:p>
      <text:p text:style-name="P7"># <text:s text:c="5"/>22 const attribute at 0</text:p>
      <text:p text:style-name="P7"># <text:s text:c="5"/>22 attribute can't be used at create at 0</text:p>
      <text:p text:style-name="P7"># <text:s text:c="5"/>22 no queryable attribute at 0</text:p>
      <text:p text:style-name="P7"># <text:s text:c="5"/>22 cannot insert at 0</text:p>
      <text:p text:style-name="P7"># <text:s text:c="5"/>22 cannot remove at 0</text:p>
      <text:p text:style-name="P7"># <text:s text:c="5"/>22 not in list at 0</text:p>
      <text:p text:style-name="P7"># <text:s text:c="5"/>22 not allowed on unappended object at 0</text:p>
      <text:p text:style-name="P7"># <text:s text:c="5"/>22 discard with other options at 0</text:p>
      <text:p text:style-name="P7"># <text:s text:c="5"/>22 max objects reached at 0</text:p>
      <text:p text:style-name="P7"># <text:s text:c="5"/>22 not possible at 0</text:p>
      <text:p text:style-name="P7"># <text:s text:c="5"/>22 not allowed at 0</text:p>
      <text:p text:style-name="P7"># <text:s text:c="5"/>22 bad wifi mode at 0</text:p>
      <text:p text:style-name="P7"># <text:s text:c="5"/>22 invalid object at 0</text:p>
      <text:p text:style-name="P7"># <text:s text:c="5"/>22 not allowed</text:p>
      <text:p text:style-name="P7"># <text:s text:c="5"/>22 no link possible</text:p>
      <text:p text:style-name="P7"># <text:s text:c="5"/>22 no unlink possible</text:p>
      <text:p text:style-name="P7"># <text:s text:c="5"/>22 no managerobject</text:p>
      <text:p text:style-name="P7"># <text:s text:c="5"/>22 invalid address at 0</text:p>
      <text:p text:style-name="P7"># <text:s text:c="5"/>22 invalid protocol at 0</text:p>
      <text:p text:style-name="P7"># <text:s text:c="5"/>22 function not exists at 0</text:p>
      <text:p text:style-name="P7"># <text:s text:c="5"/>23 duplicate option at 0</text:p>
      <text:p text:style-name="P7"># <text:s text:c="5"/>25 control needed</text:p>
      <text:p text:style-name="P7"># <text:s text:c="5"/>25 controlled by somebody else</text:p>
      <text:p text:style-name="P7"># <text:s text:c="5"/>25 couldn't get control</text:p>
      <text:p text:style-name="P7"># <text:s text:c="5"/>28 no object to discard at 0</text:p>
      <text:p text:style-name="P7"># <text:s text:c="5"/>29 no add</text:p>
      <text:p text:style-name="P7"># <text:s text:c="5"/>29 force without control</text:p>
      <text:p text:style-name="P7"># <text:s text:c="5"/>29 update without view</text:p>
      <text:p text:style-name="P7"># <text:s text:c="5"/>29 attribute without view</text:p>
      <text:p text:style-name="P7"># <text:s text:c="5"/>29 listattribute without view</text:p>
      <text:p text:style-name="P7"># <text:s text:c="5"/>29 viewswitch without view</text:p>
      <text:p text:style-name="P7"># <text:s text:c="5"/>29 needs append at 0</text:p>
      <text:p text:style-name="P7"># <text:s text:c="5"/>29 no id</text:p>
      <text:p text:style-name="P7"># <text:s text:c="5"/>29 no state</text:p>
      <text:p text:style-name="P7"># <text:s text:c="5"/>29 no view or control</text:p>
      <text:p text:style-name="P7"># <text:s text:c="5"/>29 missing mode</text:p>
      <text:p text:style-name="P7"># <text:s text:c="5"/>29 missing cv</text:p>
      <text:p text:style-name="P7"># <text:s text:c="5"/>30 missing listattribute-parameter at 0</text:p>
      <text:p text:style-name="P7"># <text:s text:c="5"/>30 missing funcset-parameter at 0</text:p>
      <text:p text:style-name="P7"># <text:s text:c="5"/>30 missing addrext-parameter at 0</text:p>
      <text:p text:style-name="P7"># <text:s text:c="5"/>30 missing switch-parameter at 0</text:p>
      <text:p text:style-name="P7"># <text:s text:c="5"/>30 missing cv-parameter at 0</text:p>
      <text:p text:style-name="P7"># <text:s text:c="5"/>30 missing parameter at 0</text:p>
      <text:p text:style-name="P7"># <text:s text:c="5"/>30 missing bool-parameter at 0</text:p>
      <text:p text:style-name="P7"># <text:s text:c="5"/>30 missing 0/1-parameter at 0</text:p>
      <text:p text:style-name="P7"># <text:s text:c="5"/>30 missing integer-parameter at 0</text:p>
      <text:p text:style-name="P7"><text:soft-page-break/># <text:s text:c="5"/>30 missing integer-parameter at 0</text:p>
      <text:p text:style-name="P7"># <text:s text:c="5"/>30 missing string-parameter at 0</text:p>
      <text:p text:style-name="P7"># <text:s text:c="5"/>30 missing string-parameter at 0</text:p>
      <text:p text:style-name="P7"># <text:s text:c="5"/>30 missing string-parameter at 0</text:p>
      <text:p text:style-name="P7"># <text:s text:c="5"/>30 missing keyword-parameter at 0</text:p>
      <text:p text:style-name="P7"># <text:s text:c="5"/>30 missing attribute-parameter at 0</text:p>
      <text:p text:style-name="P7"># <text:s text:c="5"/>31 no control possible</text:p>
      <text:p text:style-name="P7"># <text:s text:c="5"/>31 not implemented at 0</text:p>
      <text:p text:style-name="P7"># <text:s text:c="5"/>31 only appending modules implemented at 0</text:p>
      <text:p text:style-name="P7"># <text:s text:c="5"/>31 only for last module implemented</text:p>
      <text:p text:style-name="P7"># <text:s text:c="5"/>32 address conflict at 0</text:p>
      <text:p text:style-name="P7"># <text:s text:c="5"/>32 no RailComPlus without RailCom at 0</text:p>
      <text:p text:style-name="P7"># <text:s text:c="5"/>32 no go after stop</text:p>
      <text:p text:style-name="P7"># <text:s text:c="5"/>35 already created at 0</text:p>
      <text:p text:style-name="P7"/>
      <text:p text:style-name="P14">help(model)</text:p>
      <text:p text:style-name="P8"># Objectclass: model</text:p>
      <text:p text:style-name="P8"># <text:s text:c="9"/>ID: 1 (baseobject)</text:p>
      <text:p text:style-name="P8"># <text:s text:c="4"/>Manager: -</text:p>
      <text:p text:style-name="P8"># <text:s text:c="4"/>Manages: All baseobjects.</text:p>
      <text:p text:style-name="P8"># Description: The model is the root object in the ECoSNet protocol.</text:p>
      <text:p text:style-name="P8"># <text:s text:c="13"/>You can do some basic configuration here. Stop and</text:p>
      <text:p text:style-name="P8"># <text:s text:c="13"/>Go for the track signal is administrated here.</text:p>
      <text:p text:style-name="P8"># <text:s text:c="13"/>Also status indication for m4 and RailComPlus</text:p>
      <text:p text:style-name="P8"># <text:s text:c="13"/>registration and programming flag is handled</text:p>
      <text:p text:style-name="P8"># <text:s text:c="13"/>in the model.</text:p>
      <text:p text:style-name="P8">#</text:p>
      <text:p text:style-name="P8"># Attributes:</text:p>
      <text:p text:style-name="P8"># <text:s text:c="4"/>objectclass</text:p>
      <text:p text:style-name="P8"># <text:s text:c="4"/>view</text:p>
      <text:p text:style-name="P8"># <text:s text:c="4"/>listview</text:p>
      <text:p text:style-name="P8"># <text:s text:c="4"/>control</text:p>
      <text:p text:style-name="P8"># <text:s text:c="4"/>list</text:p>
      <text:p text:style-name="P8"># <text:s text:c="4"/>size</text:p>
      <text:p text:style-name="P8"># <text:s text:c="4"/>minarguments</text:p>
      <text:p text:style-name="P8"># <text:s text:c="4"/>protocolversion</text:p>
      <text:p text:style-name="P8"># <text:s text:c="4"/>commandstationtype</text:p>
      <text:p text:style-name="P8"># <text:s text:c="4"/>name</text:p>
      <text:p text:style-name="P8"># <text:s text:c="4"/>serialnumber</text:p>
      <text:p text:style-name="P8"># <text:s text:c="4"/>hardwareversion</text:p>
      <text:p text:style-name="P8"># <text:s text:c="4"/>applicationversion</text:p>
      <text:p text:style-name="P8"># <text:s text:c="4"/>applicationversionsuffix</text:p>
      <text:p text:style-name="P8"># <text:s text:c="4"/>updateonerror</text:p>
      <text:p text:style-name="P8"># <text:s text:c="4"/>status</text:p>
      <text:p text:style-name="P8"># <text:s text:c="4"/>status2</text:p>
      <text:p text:style-name="P8"># <text:s text:c="4"/>prog-status</text:p>
      <text:p text:style-name="P8"># <text:s text:c="4"/>m4-status</text:p>
      <text:p text:style-name="P8"># <text:s text:c="4"/>railcomplus-status</text:p>
      <text:p text:style-name="P8"># <text:s text:c="4"/>watchdog</text:p>
      <text:p text:style-name="P8"># <text:s text:c="4"/>railcom</text:p>
      <text:p text:style-name="P8"># <text:s text:c="4"/>railcomplus</text:p>
      <text:p text:style-name="P8"># <text:s text:c="4"/>railcomplus-range</text:p>
      <text:p text:style-name="P8"># <text:s text:c="4"/>railcomplus-mode</text:p>
      <text:p text:style-name="P8"># <text:s text:c="4"/>allowlocotakeover</text:p>
      <text:p text:style-name="P8"># <text:s text:c="4"/>stoponlastdisconnect</text:p>
      <text:p text:style-name="P8"># <text:s text:c="4"/>object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9:05:18.773000000</meta:creation-date>
    <dc:date>2017-07-10T19:57:24.067000000</dc:date>
    <meta:editing-duration>PT52M3S</meta:editing-duration>
    <meta:editing-cycles>9</meta:editing-cycles>
    <meta:generator>LibreOffice/5.3.3.2$Windows_X86_64 LibreOffice_project/3d9a8b4b4e538a85e0782bd6c2d430bafe583448</meta:generator>
    <meta:document-statistic meta:table-count="0" meta:image-count="0" meta:object-count="0" meta:page-count="12" meta:paragraph-count="481" meta:word-count="3483" meta:character-count="20649" meta:non-whitespace-character-count="15181"/>
  </office:meta>
</office:document-meta>
</file>